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1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bbb529" style:font-name="Courier New1"/>
    </style:style>
    <style:style style:name="T1" style:family="text">
      <style:text-properties fo:color="#cc7832"/>
    </style:style>
    <style:style style:name="T2" style:family="text">
      <style:text-properties fo:color="#cc7832" style:font-name="Courier New1"/>
    </style:style>
    <style:style style:name="T3" style:family="text">
      <style:text-properties fo:color="#cc7832" fo:font-style="italic"/>
    </style:style>
    <style:style style:name="T4" style:family="text">
      <style:text-properties fo:color="#ffc66d"/>
    </style:style>
    <style:style style:name="T5" style:family="text">
      <style:text-properties style:font-name="Courier New1"/>
    </style:style>
    <style:style style:name="T6" style:family="text">
      <style:text-properties style:font-name="Courier New1" fo:font-style="italic"/>
    </style:style>
    <style:style style:name="T7" style:family="text">
      <style:text-properties fo:color="#9876aa"/>
    </style:style>
    <style:style style:name="T8" style:family="text">
      <style:text-properties fo:color="#9876aa" style:font-name="Courier New1"/>
    </style:style>
    <style:style style:name="T9" style:family="text">
      <style:text-properties fo:color="#9876aa" style:font-name="Courier New1" fo:font-style="italic"/>
    </style:style>
    <style:style style:name="T10" style:family="text">
      <style:text-properties fo:color="#6897bb" style:font-name="Courier New1"/>
    </style:style>
    <style:style style:name="T11" style:family="text">
      <style:text-properties fo:color="#bbb529"/>
    </style:style>
    <style:style style:name="T12" style:family="text">
      <style:text-properties fo:color="#6a8759"/>
    </style:style>
    <style:style style:name="T13" style:family="text">
      <style:text-properties fo:color="#6a8759" style:font-name="Courier New1"/>
    </style:style>
    <style:style style:name="T14" style:family="text">
      <style:text-properties fo:color="#808080" style:font-name="Courier New1"/>
    </style:style>
    <style:style style:name="T15" style:family="text">
      <style:text-properties fo:color="#a8c023"/>
    </style:style>
    <style:style style:name="T16" style:family="text">
      <style:text-properties fo:color="#a8c023" style:font-name="Courier New1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1">Implements Inicializable</text:span></text:p>
      <text:p text:style-name="P3"><text:span text:style-name="T11">@FXML </text:span><text:span text:style-name="T1">private Button </text:span><text:span text:style-name="T7">btnItemsSearch</text:span><text:span text:style-name="T1">;</text:span></text:p>
      <text:p text:style-name="P3"><text:span text:style-name="T11">@FXML </text:span><text:span text:style-name="T1">private Button </text:span><text:span text:style-name="T7">btnExit</text:span><text:span text:style-name="T1">;</text:span></text:p>
      <text:p text:style-name="P3"><text:span text:style-name="T11">@FXML </text:span><text:span text:style-name="T1">public ComboBox&lt;String&gt; </text:span><text:span text:style-name="T7">cmbAddProuct</text:span><text:span text:style-name="T1">;</text:span></text:p>
      <text:p text:style-name="P3"><text:span text:style-name="T1">ObservableList&lt;String&gt; </text:span><text:span text:style-name="T7">productTypes </text:span><text:span text:style-name="T1">= FXCollections.</text:span><text:span text:style-name="T3">observableArrayList</text:span><text:span text:style-name="T1">(</text:span><text:span text:style-name="T12">"urzadzenie"</text:span><text:span text:style-name="T1">, </text:span><text:span text:style-name="T12">"ksiazka"</text:span><text:span text:style-name="T1">);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public void </text:span><text:span text:style-name="T4">productChooser</text:span><text:span text:style-name="T1">(ActionEvent event) {</text:span></text:p>
      <text:p text:style-name="P2"><text:s text:c="4"/><text:span text:style-name="T2">if </text:span><text:span text:style-name="T5">(</text:span><text:span text:style-name="T8">cmbAddProuct</text:span><text:span text:style-name="T5">.getValue().equals(</text:span><text:span text:style-name="T13">"urzadzenie"</text:span><text:span text:style-name="T5">)) {</text:span></text:p>
      <text:p text:style-name="P2"><text:s text:c="8"/><text:span text:style-name="T5">Parent addProduktScreen</text:span><text:span text:style-name="T2">;</text:span></text:p>
      <text:p text:style-name="P2"><text:span text:style-name="T1"><text:s text:c="8"/></text:span><text:span text:style-name="T2">try </text:span><text:span text:style-name="T5">{</text:span></text:p>
      <text:p text:style-name="P2"><text:s text:c="12"/><text:span text:style-name="T5">addProduktScreen = FXMLLoader.</text:span><text:span text:style-name="T6">load</text:span><text:span text:style-name="T5">(getClass().getResource(</text:span><text:span text:style-name="T13">"AddDevice.fxml"</text:span><text:span text:style-name="T5">))</text:span><text:span text:style-name="T2">;</text:span></text:p>
      <text:p text:style-name="P2"><text:span text:style-name="T1"><text:s text:c="12"/></text:span><text:span text:style-name="T5">Stage stage = (Stage) ((Node) event.getSource()).getScene().getWindow()</text:span><text:span text:style-name="T2">;</text:span></text:p>
      <text:p text:style-name="P2"><text:span text:style-name="T1"><text:s text:c="12"/></text:span><text:span text:style-name="T5">Scene addProduktScene = </text:span><text:span text:style-name="T2">new </text:span><text:span text:style-name="T5">Scene(addProduktScreen)</text:span><text:span text:style-name="T2">;</text:span></text:p>
      <text:p text:style-name="P2"><text:span text:style-name="T1"><text:s text:c="12"/></text:span><text:span text:style-name="T5">stage.setScene(addProduktScene)</text:span><text:span text:style-name="T2">;</text:span></text:p>
      <text:p text:style-name="P2"><text:span text:style-name="T1"><text:s text:c="12"/></text:span><text:span text:style-name="T5">stage.setTitle(</text:span><text:span text:style-name="T13">"Dodawanie Produktu"</text:span><text:span text:style-name="T5">)</text:span><text:span text:style-name="T2">;</text:span></text:p>
      <text:p text:style-name="P2"><text:span text:style-name="T1"><text:s text:c="12"/></text:span><text:span text:style-name="T5">stage.show()</text:span><text:span text:style-name="T2">;</text:span></text:p>
      <text:p text:style-name="P2"><text:span text:style-name="T1"><text:s text:c="8"/></text:span><text:span text:style-name="T5">} </text:span><text:span text:style-name="T2">catch </text:span><text:span text:style-name="T5">(IOException e1) {</text:span></text:p>
      <text:p text:style-name="P2"><text:s text:c="12"/><text:span text:style-name="T14">// </text:span><text:span text:style-name="T16">TODO Auto-generated catch block</text:span></text:p>
      <text:p text:style-name="P2"><text:span text:style-name="T15"><text:s text:c="12"/></text:span><text:span text:style-name="T5">e1.printStackTrace()</text:span><text:span text:style-name="T2">;</text:span></text:p>
      <text:p text:style-name="P2"><text:span text:style-name="T1"><text:s text:c="8"/></text:span><text:span text:style-name="T5">}</text:span></text:p>
      <text:p text:style-name="P2"><text:s text:c="4"/><text:span text:style-name="T5">} </text:span><text:span text:style-name="T2">else if </text:span><text:span text:style-name="T5">(</text:span><text:span text:style-name="T8">cmbAddProuct</text:span><text:span text:style-name="T5">.getValue().equals(</text:span><text:span text:style-name="T13">"ksiazka"</text:span><text:span text:style-name="T5">)) {</text:span></text:p>
      <text:p text:style-name="P2"><text:s text:c="8"/><text:span text:style-name="T5">Parent addProduktScreen</text:span><text:span text:style-name="T2">;</text:span></text:p>
      <text:p text:style-name="P2"><text:span text:style-name="T1"><text:s text:c="8"/></text:span><text:span text:style-name="T2">try </text:span><text:span text:style-name="T5">{</text:span></text:p>
      <text:p text:style-name="P2"><text:s text:c="12"/><text:span text:style-name="T5">addProduktScreen = FXMLLoader.</text:span><text:span text:style-name="T6">load</text:span><text:span text:style-name="T5">(getClass().getResource(</text:span><text:span text:style-name="T13">"AddBook.fxml"</text:span><text:span text:style-name="T5">))</text:span><text:span text:style-name="T2">;</text:span></text:p>
      <text:p text:style-name="P2"><text:span text:style-name="T1"><text:s text:c="12"/></text:span><text:span text:style-name="T5">Stage stage = (Stage) ((Node) event.getSource()).getScene().getWindow()</text:span><text:span text:style-name="T2">;</text:span></text:p>
      <text:p text:style-name="P2"><text:span text:style-name="T1"><text:s text:c="12"/></text:span><text:span text:style-name="T5">Scene addProduktScene = </text:span><text:span text:style-name="T2">new </text:span><text:span text:style-name="T5">Scene(addProduktScreen)</text:span><text:span text:style-name="T2">;</text:span></text:p>
      <text:p text:style-name="P2"><text:span text:style-name="T1"><text:s text:c="12"/></text:span><text:span text:style-name="T5">stage.setScene(addProduktScene)</text:span><text:span text:style-name="T2">;</text:span></text:p>
      <text:p text:style-name="P2"><text:span text:style-name="T1"><text:s text:c="12"/></text:span><text:span text:style-name="T5">stage.setTitle(</text:span><text:span text:style-name="T13">"Dodawanie ksiazki"</text:span><text:span text:style-name="T5">)</text:span><text:span text:style-name="T2">;</text:span></text:p>
      <text:p text:style-name="P2"><text:span text:style-name="T1"><text:s text:c="12"/></text:span><text:span text:style-name="T5">stage.show()</text:span><text:span text:style-name="T2">;</text:span></text:p>
      <text:p text:style-name="P2"><text:span text:style-name="T1"><text:s text:c="8"/></text:span><text:span text:style-name="T5">} </text:span><text:span text:style-name="T2">catch </text:span><text:span text:style-name="T5">(IOException e1) {</text:span></text:p>
      <text:p text:style-name="P2"><text:s text:c="12"/><text:span text:style-name="T14">// </text:span><text:span text:style-name="T16">TODO Auto-generated catch block</text:span></text:p>
      <text:p text:style-name="P2"><text:span text:style-name="T15"><text:s text:c="12"/></text:span><text:span text:style-name="T5">e1.printStackTrace()</text:span><text:span text:style-name="T2">;</text:span></text:p>
      <text:p text:style-name="P2"><text:span text:style-name="T1"><text:s text:c="8"/></text:span><text:span text:style-name="T5">}</text:span></text:p>
      <text:p text:style-name="P2"><text:s text:c="4"/><text:span text:style-name="T5">} </text:span><text:span text:style-name="T2">else</text:span></text:p>
      <text:p text:style-name="P2"><text:span text:style-name="T1"><text:s text:c="8"/></text:span><text:span text:style-name="T5">System.</text:span><text:span text:style-name="T9">out</text:span><text:span text:style-name="T5">.println(</text:span><text:span text:style-name="T13">"bla bla"</text:span><text:span text:style-name="T5">)</text:span><text:span text:style-name="T2">;</text:span></text:p>
      <text:p text:style-name="P1">}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public void </text:span><text:span text:style-name="T4">itemsView</text:span><text:span text:style-name="T1">(ActionEvent event){</text:span></text:p>
      <text:p text:style-name="P2"><text:s text:c="8"/><text:span text:style-name="T2">try </text:span><text:span text:style-name="T5">{</text:span></text:p>
      <text:p text:style-name="P2"><text:s text:c="12"/><text:span text:style-name="T5">Parent addProduktScreen = FXMLLoader.</text:span><text:span text:style-name="T6">load</text:span><text:span text:style-name="T5">(getClass().getResource(</text:span><text:span text:style-name="T13">"ItemSearchController.fxml"</text:span><text:span text:style-name="T5">))</text:span><text:span text:style-name="T2">;</text:span></text:p>
      <text:p text:style-name="P2"><text:span text:style-name="T1"><text:s text:c="12"/></text:span><text:span text:style-name="T5">Stage stage = (Stage) ((Node) event.getSource()).getScene().getWindow()</text:span><text:span text:style-name="T2">;</text:span></text:p>
      <text:p text:style-name="P2"><text:span text:style-name="T1"><text:s text:c="12"/></text:span><text:span text:style-name="T5">Scene addProduktScene = </text:span><text:span text:style-name="T2">new </text:span><text:span text:style-name="T5">Scene(addProduktScreen)</text:span><text:span text:style-name="T2">;</text:span></text:p>
      <text:p text:style-name="P2"><text:span text:style-name="T1"><text:s text:c="12"/></text:span><text:span text:style-name="T5">stage.setScene(addProduktScene)</text:span><text:span text:style-name="T2">;</text:span></text:p>
      <text:p text:style-name="P2"><text:soft-page-break/><text:span text:style-name="T1"><text:s text:c="12"/></text:span><text:span text:style-name="T5">stage.setTitle(</text:span><text:span text:style-name="T13">"Dodawanie ksiazki"</text:span><text:span text:style-name="T5">)</text:span><text:span text:style-name="T2">;</text:span></text:p>
      <text:p text:style-name="P2"><text:span text:style-name="T1"><text:s text:c="12"/></text:span><text:span text:style-name="T5">stage.show()</text:span><text:span text:style-name="T2">;</text:span></text:p>
      <text:p text:style-name="P2"><text:span text:style-name="T1"><text:s text:c="8"/></text:span><text:span text:style-name="T5">} </text:span><text:span text:style-name="T2">catch </text:span><text:span text:style-name="T5">(IOException e1) {</text:span></text:p>
      <text:p text:style-name="P2"><text:s text:c="12"/><text:span text:style-name="T5">e1.printStackTrace()</text:span><text:span text:style-name="T2">;</text:span></text:p>
      <text:p text:style-name="P2"><text:span text:style-name="T1"><text:s text:c="8"/></text:span><text:span text:style-name="T5">}</text:span></text:p>
      <text:p text:style-name="P1">}</text:p>
      <text:p text:style-name="P3"><text:span text:style-name="T1"/></text:p>
      <text:p text:style-name="P3"><text:span text:style-name="T1"/></text:p>
      <text:p text:style-name="P4"><text:span text:style-name="T1">@Override</text:span></text:p>
      <text:p text:style-name="P3"><text:span text:style-name="T1">public void </text:span><text:span text:style-name="T4">initialize</text:span>(URL location<text:span text:style-name="T1">, </text:span>ResourceBundle resources) {</text:p>
      <text:p text:style-name="P2"><text:s text:c="4"/><text:span text:style-name="T8">cmbAddProuct</text:span><text:span text:style-name="T5">.setItems(</text:span><text:span text:style-name="T8">productTypes</text:span><text:span text:style-name="T5">)</text:span><text:span text:style-name="T2">;</text:span></text:p>
      <text:p text:style-name="P1">}</text:p>
      <text:p text:style-name="P1"><text:span text:style-name="T1">public void </text:span><text:span text:style-name="T4">Exit</text:span>(ActionEvent event) {</text:p>
      <text:p text:style-name="P2"><text:s text:c="4"/><text:span text:style-name="T8">btnExit</text:span><text:span text:style-name="T5">.setOnAction(e -&gt; {</text:span></text:p>
      <text:p text:style-name="P2"><text:s text:c="8"/><text:span text:style-name="T5">System.</text:span><text:span text:style-name="T6">exit</text:span><text:span text:style-name="T5">(</text:span><text:span text:style-name="T10">0</text:span><text:span text:style-name="T5">)</text:span><text:span text:style-name="T2">;</text:span></text:p>
      <text:p text:style-name="P2"><text:span text:style-name="T1"><text:s text:c="4"/></text:span><text:span text:style-name="T5">})</text:span><text:span text:style-name="T2">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o  p</meta:initial-creator>
    <meta:creation-date>2016-07-19T16:12:31.17</meta:creation-date>
    <meta:document-statistic meta:table-count="0" meta:image-count="0" meta:object-count="0" meta:page-count="2" meta:paragraph-count="56" meta:word-count="159" meta:character-count="2195"/>
    <dc:date>2016-07-19T18:22:24.16</dc:date>
    <dc:creator>mario  p</dc:creator>
    <meta:editing-duration>PT9M31S</meta:editing-duration>
    <meta:editing-cycles>1</meta:editing-cycles>
    <meta:generator>OpenOffice/4.1.1$Win32 OpenOffice.org_project/411m6$Build-9775</meta:generator>
  </office:meta>
</office:document-meta>
</file>